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2.548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3.945cm"/>
    </style:style>
    <style:style style:name="gr4" style:family="graphic" style:parent-style-name="standard">
      <style:graphic-properties draw:textarea-horizontal-align="justify" draw:textarea-vertical-align="middle" draw:auto-grow-height="false" fo:min-height="2.163cm" fo:min-width="4.58cm"/>
    </style:style>
    <style:style style:name="gr5" style:family="graphic" style:parent-style-name="standard">
      <style:graphic-properties draw:textarea-horizontal-align="justify" draw:textarea-vertical-align="middle" draw:auto-grow-height="false" fo:min-height="1.528cm" fo:min-width="2.04cm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2.802cm"/>
    </style:style>
    <style:style style:name="gr7" style:family="graphic" style:parent-style-name="standard">
      <style:graphic-properties draw:textarea-horizontal-align="justify" draw:textarea-vertical-align="middle" draw:auto-grow-height="false" fo:min-height="0.703cm" fo:min-width="0.453cm"/>
    </style:style>
    <style:style style:name="gr8" style:family="graphic" style:parent-style-name="standard">
      <style:graphic-properties draw:textarea-horizontal-align="justify" draw:textarea-vertical-align="middle" draw:auto-grow-height="false" fo:min-height="1.546cm" fo:min-width="1.20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048cm" svg:height="2.54cm" svg:x="2.651cm" svg:y="8.747cm">
          <text:p text:style-name="P1">Sales</text:p>
          <text:p text:style-name="P1"><text:s/>Invoic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699cm" svg:y1="10.017cm" svg:x2="11.078cm" svg:y2="5.391cm" draw:start-shape="id1" svg:d="M5699 10017h2940v-4626h2439" svg:viewBox="0 0 5380 4627">
          <text:p/>
        </draw:connector>
        <draw:connector draw:style-name="gr2" draw:text-style-name="P1" draw:layer="layout" draw:line-skew="-0.069cm" svg:x1="5.699cm" svg:y1="10.017cm" svg:x2="11.177cm" svg:y2="15.603cm" draw:start-shape="id1" draw:start-glue-point="1" svg:d="M5699 10017h2921v5586h2557" svg:viewBox="0 0 5479 5587">
          <text:p/>
        </draw:connector>
        <draw:custom-shape draw:style-name="gr3" draw:text-style-name="P1" xml:id="id2" draw:id="id2" draw:layer="layout" svg:width="4.445cm" svg:height="2.159cm" svg:x="11.033cm" svg:y="4.302cm">
          <text:p text:style-name="P1">Receipt </text:p>
          <text:p text:style-name="P1">Voucher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5.08cm" svg:height="2.413cm" svg:x="11.16cm" svg:y="14.462cm">
          <text:p text:style-name="P1">Transact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478cm" svg:y1="5.381cm" svg:x2="22.626cm" svg:y2="9.743cm" draw:start-shape="id2" draw:start-glue-point="1" svg:d="M15478 5381h3824v4362h3324" svg:viewBox="0 0 7149 4363">
          <text:p/>
        </draw:connector>
        <draw:connector draw:style-name="gr2" draw:text-style-name="P1" draw:layer="layout" svg:x1="16.24cm" svg:y1="15.668cm" svg:x2="24.827cm" svg:y2="13.601cm" draw:start-shape="id3" svg:d="M16240 15668h4544v-2067h4043" svg:viewBox="0 0 8588 2068">
          <text:p/>
        </draw:connector>
        <draw:custom-shape draw:style-name="gr5" draw:text-style-name="P1" draw:layer="layout" svg:width="2.54cm" svg:height="1.778cm" svg:x="22.59cm" svg:y="8.874cm">
          <text:p text:style-name="P1">Journal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302cm" svg:height="2.032cm" svg:x="24.749cm" svg:y="12.557cm">
          <text:p text:style-name="P1">Journal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905cm" svg:height="1.905cm" svg:x="3.794cm" svg:y="4.556cm">
          <text:p text:style-name="P1">Cas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1.905cm" svg:height="1.905cm" svg:x="3.54cm" svg:y="13.7cm">
          <text:p text:style-name="P1">Cred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2.413cm" svg:height="2.54cm" svg:x="6.207cm" svg:y="1.762cm">
          <text:p text:style-name="P1">Custom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413cm" svg:height="2.54cm" svg:x="5.572cm" svg:y="15.986cm">
          <text:p text:style-name="P1">Custom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2T08:14:01.307734913</meta:creation-date>
    <dc:date>2020-03-22T08:20:45.160474440</dc:date>
    <meta:editing-duration>PT6M50S</meta:editing-duration>
    <meta:editing-cycles>1</meta:editing-cycles>
    <meta:document-statistic meta:object-count="13"/>
    <meta:generator>LibreOffice/6.0.7.3$Linux_X86_64 LibreOffice_project/00m0$Build-3</meta:generator>
  </office:meta>
</office:document-meta>
</file>